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xfSeEndpoint.setUseJBIWrapper( boolean useJBIWr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SeEndpoint.star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CxfSeEndpoint.injectPojo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xfSeEndpoint.getB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SeEndpoint.getInInterce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SeEndpoint.isUseSOAPEnvel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SeEndpoint.setUseSOAPEnvelope( boolean useSOAPEnvel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SeEndpoint.setPojo( Object poj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SeEndpoint.setProperties( Map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SeEndpoint.isUseJBI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SeEndpoint.getOutInterce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SeEndpoint.setUseAegis( boolean useAeg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SeEndpoint.process( MessageExchange exchan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CxfSeEndpoint.doWith( Field fie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xfSeEndpoint.setOutInterceptors( List &lt; Interceptor &gt; intercep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SeEndpoint.isMtom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SeEndpoint.validat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CxfSeEndpoint.isUseAeg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SeEndpoint.getPoj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SeEndpoint.getOutFaultInterce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SeEndpoint.setInFaultInterceptors( List &lt; Interceptor &gt; intercep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SeEndpoint.setMtomEnabled( boolean mtom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SeEndpoint.setOutFaultInterceptors( List &lt; Interceptor &gt; intercep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SeEndpoint.getInFaultInterce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SeEndpoint.s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xfSeEndpoint.removeInterceptor( List &lt; Interceptor &gt; interceptors , String whichIntercep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xfSeEndpoint.setInInterceptors( List &lt; Interceptor &gt; intercep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SeEndpoint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